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draw:fill="solid" draw:fill-color="#b3b3b3" draw:textarea-horizontal-align="center" draw:textarea-vertical-align="middle"/>
    </style:style>
    <style:style style:name="gr3" style:family="graphic" style:parent-style-name="standard">
      <style:graphic-properties draw:fill="solid" draw:fill-color="#cccccc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solid" draw:fill-color="#c0c0c0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e6e6ff" draw:textarea-horizontal-align="center" draw:textarea-vertical-align="middle"/>
    </style:style>
    <style:style style:name="gr8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center" fo:text-indent="0cm"/>
      <style:text-properties fo:font-size="12pt"/>
    </style:style>
    <style:style style:name="P6" style:family="paragraph">
      <style:paragraph-properties fo:margin-left="0cm" fo:margin-right="0cm" fo:text-indent="0cm"/>
      <style:text-properties fo:font-size="12pt"/>
    </style:style>
    <style:style style:name="P7" style:family="paragraph"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048cm" svg:height="1.016cm" svg:x="3.213cm" svg:y="0.116cm">
          <text:p text:style-name="P1"><text:span text:style-name="T1">LI</text:span></text:p>
        </draw:rect>
        <draw:rect draw:style-name="gr2" draw:text-style-name="P2" draw:layer="layout" svg:width="1.524cm" svg:height="1.016cm" svg:x="6.261cm" svg:y="0.116cm">
          <text:p text:style-name="P1"><text:span text:style-name="T1">rq</text:span></text:p>
        </draw:rect>
        <draw:rect draw:style-name="gr3" draw:text-style-name="P2" draw:layer="layout" svg:width="1.524cm" svg:height="1.016cm" svg:x="1.689cm" svg:y="0.116cm">
          <text:p text:style-name="P1"><text:span text:style-name="T1">length</text:span></text:p>
        </draw:rect>
        <draw:line draw:style-name="gr4" draw:text-style-name="P3" draw:layer="layout" svg:x1="4.737cm" svg:y1="0.116cm" svg:x2="4.737cm" svg:y2="0.416cm">
          <text:p text:style-name="P4"/>
        </draw:line>
        <draw:line draw:style-name="gr5" draw:text-style-name="P3" draw:layer="layout" svg:x1="7.785cm" svg:y1="0.116cm" svg:x2="8.801cm" svg:y2="0.116cm">
          <text:p text:style-name="P4"/>
        </draw:line>
        <draw:line draw:style-name="gr5" draw:text-style-name="P3" draw:layer="layout" svg:x1="7.785cm" svg:y1="1.132cm" svg:x2="8.801cm" svg:y2="1.132cm">
          <text:p text:style-name="P4"/>
        </draw:line>
        <draw:frame draw:style-name="gr6" draw:layer="layout" svg:width="1.035cm" svg:height="0.963cm" svg:x="8.801cm" svg:y="-0.092cm">
          <draw:text-box>
            <text:p text:style-name="P4">...</text:p>
          </draw:text-box>
        </draw:frame>
        <draw:line draw:style-name="gr5" draw:text-style-name="P3" draw:layer="layout" svg:x1="9.817cm" svg:y1="1.132cm" svg:x2="10.833cm" svg:y2="1.132cm">
          <text:p text:style-name="P4"/>
        </draw:line>
        <draw:line draw:style-name="gr5" draw:text-style-name="P3" draw:layer="layout" svg:x1="9.836cm" svg:y1="0.116cm" svg:x2="10.852cm" svg:y2="0.116cm">
          <text:p text:style-name="P4"/>
        </draw:line>
        <draw:rect draw:style-name="gr3" draw:text-style-name="P2" draw:layer="layout" svg:width="3.048cm" svg:height="1.016cm" svg:x="10.852cm" svg:y="0.116cm">
          <text:p text:style-name="P1"><text:span text:style-name="T1">CRC</text:span></text:p>
        </draw:rect>
        <draw:line draw:style-name="gr4" draw:text-style-name="P3" draw:layer="layout" svg:x1="12.376cm" svg:y1="0.116cm" svg:x2="12.376cm" svg:y2="0.416cm">
          <text:p text:style-name="P4"/>
        </draw:line>
        <draw:line draw:style-name="gr4" draw:text-style-name="P3" draw:layer="layout" svg:x1="4.737cm" svg:y1="0.816cm" svg:x2="4.737cm" svg:y2="1.116cm">
          <text:p text:style-name="P4"/>
        </draw:line>
        <draw:line draw:style-name="gr4" draw:text-style-name="P3" draw:layer="layout" svg:x1="12.376cm" svg:y1="0.816cm" svg:x2="12.376cm" svg:y2="1.116cm">
          <text:p text:style-name="P4"/>
        </draw:line>
        <draw:rect draw:style-name="gr7" draw:text-style-name="P5" draw:layer="layout" svg:width="1.524cm" svg:height="1.016cm" svg:x="0.165cm" svg:y="0.116cm">
          <text:p text:style-name="P1"><text:span text:style-name="T1">0x55</text:span></text:p>
        </draw:rect>
        <draw:line draw:style-name="gr8" draw:text-style-name="P3" draw:layer="layout" svg:x1="6.261cm" svg:y1="1.532cm" svg:x2="10.852cm" svg:y2="1.532cm">
          <text:p text:style-name="P4"/>
        </draw:line>
        <draw:frame draw:style-name="gr6" draw:text-style-name="P7" draw:layer="layout" svg:width="3.516cm" svg:height="0.725cm" svg:x="6.744cm" svg:y="1.439cm">
          <draw:text-box>
            <text:p text:style-name="P6"><text:span text:style-name="T1">length coverage</text:span></text:p>
          </draw:text-box>
        </draw:frame>
        <draw:line draw:style-name="gr4" draw:text-style-name="P3" draw:layer="layout" svg:x1="6.261cm" svg:y1="1.656cm" svg:x2="6.261cm" svg:y2="1.132cm">
          <text:p text:style-name="P4"/>
        </draw:line>
        <draw:line draw:style-name="gr4" draw:text-style-name="P3" draw:layer="layout" svg:x1="10.852cm" svg:y1="1.656cm" svg:x2="10.852cm" svg:y2="1.132cm">
          <text:p text:style-name="P4"/>
        </draw:line>
        <draw:line draw:style-name="gr4" draw:text-style-name="P3" draw:layer="layout" svg:x1="3.213cm" svg:y1="2.364cm" svg:x2="3.213cm" svg:y2="1.132cm">
          <text:p text:style-name="P4"/>
        </draw:line>
        <draw:line draw:style-name="gr4" draw:text-style-name="P3" draw:layer="layout" svg:x1="10.852cm" svg:y1="2.38cm" svg:x2="10.852cm" svg:y2="1.348cm">
          <text:p text:style-name="P4"/>
        </draw:line>
        <draw:line draw:style-name="gr8" draw:text-style-name="P3" draw:layer="layout" svg:x1="3.213cm" svg:y1="2.164cm" svg:x2="10.852cm" svg:y2="2.164cm">
          <text:p text:style-name="P4"/>
        </draw:line>
        <draw:frame draw:style-name="gr6" draw:text-style-name="P7" draw:layer="layout" svg:width="3.275cm" svg:height="0.725cm" svg:x="5.053cm" svg:y="2.047cm">
          <draw:text-box>
            <text:p text:style-name="P6"><text:span text:style-name="T1">CRC covera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14.224cm" fo:page-height="2.7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7-03-01T23:15:24</meta:creation-date>
    <dc:creator>Pawel Gburzynski</dc:creator>
    <dc:date>2007-03-03T12:51:43</dc:date>
    <dc:language>en-US</dc:language>
    <meta:editing-cycles>5</meta:editing-cycles>
    <meta:editing-duration>PT21M32S</meta:editing-duration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